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Noto Sans Devanagari" svg:font-family="'Noto Sans Devanagari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bold" officeooo:rsid="0032e7e4" officeooo:paragraph-rsid="0032e7e4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normal" officeooo:rsid="00308699" officeooo:paragraph-rsid="0030869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solid" style:text-underline-width="auto" style:text-underline-color="font-color" fo:font-weight="bold" officeooo:rsid="00216e60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style="normal" style:text-underline-style="none" fo:font-weight="normal" officeooo:rsid="0027cc17" officeooo:paragraph-rsid="0025feb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38164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81645" officeooo:paragraph-rsid="00381645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text-underline-style="none" fo:font-weight="bold" officeooo:rsid="00381645" officeooo:paragraph-rsid="00381645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6ec" style:font-weight-asian="normal" style:font-weight-complex="normal"/>
    </style:style>
    <style:style style:name="T3" style:family="text">
      <style:text-properties fo:font-weight="normal" officeooo:rsid="00216e60" style:font-weight-asian="normal" style:font-weight-complex="normal"/>
    </style:style>
    <style:style style:name="T4" style:family="text">
      <style:text-properties fo:font-weight="normal" officeooo:rsid="0026e944" style:font-weight-asian="normal" style:font-weight-complex="normal"/>
    </style:style>
    <style:style style:name="T5" style:family="text">
      <style:text-properties fo:font-weight="normal" officeooo:rsid="002b9fa8" style:font-weight-asian="normal" style:font-weight-complex="normal"/>
    </style:style>
    <style:style style:name="T6" style:family="text">
      <style:text-properties fo:font-weight="normal" officeooo:rsid="002c875b" style:font-weight-asian="normal" style:font-weight-complex="normal"/>
    </style:style>
    <style:style style:name="T7" style:family="text">
      <style:text-properties fo:font-weight="normal" officeooo:rsid="002ef99d" style:font-weight-asian="normal" style:font-weight-complex="normal"/>
    </style:style>
    <style:style style:name="T8" style:family="text">
      <style:text-properties fo:font-weight="normal" officeooo:rsid="00322029" style:font-weight-asian="normal" style:font-weight-complex="normal"/>
    </style:style>
    <style:style style:name="T9" style:family="text">
      <style:text-properties fo:font-weight="normal" officeooo:rsid="00347488" style:font-weight-asian="normal" style:font-weight-complex="normal"/>
    </style:style>
    <style:style style:name="T10" style:family="text">
      <style:text-properties fo:font-weight="normal" officeooo:rsid="0035fd21" style:font-weight-asian="normal" style:font-weight-complex="normal"/>
    </style:style>
    <style:style style:name="T11" style:family="text">
      <style:text-properties fo:font-weight="normal" officeooo:rsid="00398831" style:font-weight-asian="normal" style:font-weight-complex="normal"/>
    </style:style>
    <style:style style:name="T12" style:family="text">
      <style:text-properties officeooo:rsid="0026e94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2e7e4" style:font-weight-asian="bold" style:font-weight-complex="bold"/>
    </style:style>
    <style:style style:name="T15" style:family="text">
      <style:text-properties officeooo:rsid="0032e7e4"/>
    </style:style>
    <style:style style:name="T16" style:family="text">
      <style:text-properties officeooo:rsid="00347488"/>
    </style:style>
    <style:style style:name="T17" style:family="text">
      <style:text-properties officeooo:rsid="00381645"/>
    </style:style>
    <style:style style:name="T1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officeooo:rsid="00381645" style:font-size-asian="10pt" style:font-weight-asian="normal" style:font-size-complex="10pt" style:font-weight-complex="normal"/>
    </style:style>
    <style:style style:name="T2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fo:font-size="10pt" style:text-underline-style="none" fo:font-weight="bold" officeooo:rsid="00381645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cripts MySQL</text:p>
      <text:p text:style-name="P1"/>
      <text:p text:style-name="P1"><text:span text:style-name="T15">1r pas</text:span>) <text:span text:style-name="T1">Crea un fitxer de text amb <text:s/></text:span><text:span text:style-name="T2">i</text:span><text:span text:style-name="T1">nstruccións </text:span><text:span text:style-name="T2">SQL. </text:span><text:span text:style-name="T3">El nom i extensión no són importants. </text:span><text:span text:style-name="T4">En el nostre cas és </text:span><text:span text:style-name="T12">bdcli.sql</text:span><text:span text:style-name="T4"> </text:span><text:span text:style-name="T9">que desaré, </text:span><text:span text:style-name="T10">per comoditat i facilitar la feina,</text:span><text:span text:style-name="T9"> a una carpeta compartida entre la màquina virtual creada amb </text:span><text:span text:style-name="T16">Vagrant</text:span><text:span text:style-name="T9"> i la màquina host. </text:span></text:p>
      <text:p text:style-name="P1"/>
      <text:p text:style-name="P10">2n pas) <text:span text:style-name="T1">Accedirem</text:span></text:p>
      <text:list xml:id="list2136147740" text:style-name="L1">
        <text:list-item>
          <text:p text:style-name="P8"><text:span text:style-name="T19">A </text:span><text:span text:style-name="T18">la màquina virtual creada amb </text:span><text:span text:style-name="T20">Vagrant</text:span><text:span text:style-name="T18">.</text:span></text:p>
        </text:list-item>
        <text:list-item>
          <text:p text:style-name="P7"><text:span text:style-name="T19">Al client MySQL de la màquina virtual executant: </text:span><text:span text:style-name="T21">sudo mysql</text:span></text:p>
        </text:list-item>
      </text:list>
      <text:p text:style-name="P1"/>
      <text:p text:style-name="P1"><text:span text:style-name="T17">3n pas</text:span>) <text:span text:style-name="T1">Executa</text:span><text:span text:style-name="T11">rm</text:span><text:span text:style-name="T1"> des </text:span><text:span text:style-name="T11">dins </text:span><text:span text:style-name="T1">del client MySQL:</text:span> source nom_fitxer;</text:p>
      <text:p text:style-name="P1"/>
      <text:p text:style-name="P2">NOTA 1: <text:span text:style-name="T1">S'haurà de donar el camí complet al fitxer que es vol executar.</text:span></text:p>
      <text:p text:style-name="P1"/>
      <text:p text:style-name="P1">NOTA <text:span text:style-name="T15">2</text:span>: <text:span text:style-name="T1">El fitxer ha de començar </text:span><text:span text:style-name="T8">sempre </text:span><text:span text:style-name="T1">amb un </text:span>use <text:span text:style-name="T1">a una base de dades </text:span><text:span text:style-name="T8">existent</text:span><text:span text:style-name="T1">. </text:span><text:span text:style-name="T5">La base de dades </text:span><text:a xlink:type="simple" xlink:href="https://dataedo.com/kb/databases/mysql/default-databases-schemas" text:style-name="Internet_20_link" text:visited-style-name="Visited_20_Internet_20_Link"><text:span text:style-name="T6">mysql </text:span></text:a><text:span text:style-name="T5">es crea durant la instal·lació de MySQL </text:span><text:span text:style-name="T6">i emmagatzema infomació que el servidor necessita pel seu funcionament, </text:span><text:span text:style-name="T7">com per exemple noms d'usuaris, les seves contrasenyes i permisos.</text:span></text:p>
      <text:p text:style-name="P3"/>
      <text:p text:style-name="P4"><text:span text:style-name="T13">NOTA</text:span> <text:span text:style-name="T14">3</text:span>: Es pot utilitzar un <text:span text:style-name="T13">use</text:span> amb el nom de qualsevol <text:s/>base de dades sempre que existeixi, de manera que <text:span text:style-name="T13">NO ÉS OBLIGATORI </text:span>començar amb un <text:span text:style-name="T13">use mysql</text:span>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Noto Sans" svg:font-family="'Noto Sans'" style:font-family-generic="swiss"/>
    <style:font-face style:name="Noto Sans Devanagari" svg:font-family="'Noto Sans Devanagari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Per_20_defecte" style:display-name="Per defec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ia_20_de_20_dimensió" style:display-name="Línia de dimensió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mplenat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Emplenat_20_blau" style:display-name="Emplenat blau" style:family="paragraph" style:parent-style-name="Emplenat" style:default-outline-level="">
      <style:text-properties fo:color="#ffffff" style:font-name="Noto Sans" fo:font-family="'Noto Sans'" style:font-family-generic="swiss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style:font-name="Noto Sans" fo:font-family="'Noto Sans'" style:font-family-generic="swiss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style:font-name="Noto Sans" fo:font-family="'Noto Sans'" style:font-family-generic="swiss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style:font-name="Noto Sans" fo:font-family="'Noto Sans'" style:font-family-generic="swiss" fo:font-size="14pt" fo:font-weight="bold" style:font-size-asian="14pt" style:font-weight-asian="bold"/>
    </style:style>
    <style:style style:name="Contor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rn_20_blau" style:display-name="Contorn blau" style:family="paragraph" style:parent-style-name="Contorn" style:default-outline-level="">
      <style:text-properties fo:color="#355269" style:font-name="Noto Sans" fo:font-family="'Noto Sans'" style:font-family-generic="swiss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style:font-name="Noto Sans" fo:font-family="'Noto Sans'" style:font-family-generic="swiss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style:font-name="Noto Sans" fo:font-family="'Noto Sans'" style:font-family-generic="swiss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style:font-name="Noto Sans" fo:font-family="'Noto Sans'" style:font-family-generic="swiss" fo:font-size="14pt" fo:font-weight="bold" style:font-size-asian="14pt" style:font-weight-asian="bold"/>
    </style:style>
    <style:style style:name="Per_20_defecte_7e_LT_7e_Gliederung_20_1" style:display-name="Per defec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2" fo:widows="2" style:writing-mode="lr-tb"/>
      <style:text-properties fo:color="#e6e6e6" style:text-outline="false" style:text-line-through-style="none" style:text-line-through-type="none" style:font-name="Arial Unicode MS" fo:font-family="'Arial Unicode MS'" style:font-family-generic="swiss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Noto Sans Devanagari" fo:font-family="'Noto Sans Devanagari'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swiss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er_20_defecte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er_20_defecte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er_20_defecte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er_20_defect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er_20_defecte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er_20_defecte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default-outline-level="">
      <style:paragraph-properties fo:margin-top="0cm" fo:margin-bottom="0.88cm" loext:contextual-spacing="false" style:line-height-at-least="1.099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swiss" fo:font-size="2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inition_20_Term" style:display-name="Definition Ter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inition_20_List" style:display-name="Definition List" style:family="paragraph" style:default-outline-level="">
      <style:paragraph-properties fo:margin-left="1.976cm" fo:margin-right="0cm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ini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H1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24pt" fo:font-weight="bold" style:letter-kerning="true" style:font-name-asian="Tahoma1" style:font-family-asian="Tahoma" style:font-family-generic-asian="system" style:font-pitch-asian="variable" style:font-size-asian="2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2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18pt" fo:font-weight="bold" style:font-name-asian="Tahoma1" style:font-family-asian="Tahoma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3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4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5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6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style:font-name="Times New Roman" fo:font-family="'Times New Roman'" style:font-family-generic="swiss" fo:font-size="8pt" fo:font-weight="bold" style:font-name-asian="Tahoma1" style:font-family-asian="Tahoma" style:font-family-generic-asian="system" style:font-pitch-asian="variable" style:font-size-asian="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Addres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Blockquote" style:family="paragraph" style:default-outline-level="">
      <style:paragraph-properties fo:margin-left="1.976cm" fo:margin-right="1.976cm" fo:margin-top="0.547cm" fo:margin-bottom="0.547cm" loext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I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COD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style="italic" style:text-underline-style="none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ollowedHyperlink" style:family="paragraph" style:default-outline-level="">
      <style:paragraph-properties fo:text-align="start" style:justify-single-word="false" fo:orphans="2" fo:widows="2" style:writing-mode="lr-tb"/>
      <style:text-properties fo:color="#800080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reformatted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cm"/>
          <style:tab-stop style:position="5.265cm"/>
          <style:tab-stop style:position="10.525cm"/>
          <style:tab-stop style:position="15.79cm"/>
          <style:tab-stop style:position="21.05cm"/>
          <style:tab-stop style:position="26.315cm"/>
          <style:tab-stop style:position="31.577cm"/>
          <style:tab-stop style:position="36.841cm"/>
          <style:tab-stop style:position="42.106cm"/>
          <style:tab-stop style:position="47.366cm"/>
          <style:tab-stop style:position="52.631cm"/>
        </style:tab-stops>
      </style:paragraph-properties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swiss" fo:font-size="8pt" style:font-name-asian="Tahoma1" style:font-family-asian="Tahoma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writing-mode="lr-tb"/>
      <style:text-properties style:font-name="Arial" fo:font-family="Arial" style:font-family-generic="swiss" fo:font-size="8pt" style:font-name-asian="Tahoma1" style:font-family-asian="Tahoma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Sampl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rong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ypewriter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swiss" fo:font-size="10pt" style:font-name-asian="Tahoma1" style:font-family-asian="Tahoma" style:font-family-generic-asian="system" style:font-pitch-asian="variable" style:font-size-asian="10pt" style:font-name-complex="Liberation Sans" style:font-family-complex="'Liberation Sans'" style:font-family-generic-complex="system" style:font-pitch-complex="variable" style:font-size-complex="12pt"/>
    </style:style>
    <style:style style:name="Variabl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HTML_20_Markup" style:display-name="HTML Markup" style:family="paragraph" style:default-outline-level="">
      <style:paragraph-properties fo:text-align="start" style:justify-single-word="false" fo:orphans="2" fo:widows="2" style:writing-mode="lr-tb"/>
      <style:text-properties fo:color="#ff0000"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mme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7-12-11T12:14:39</meta:creation-date>
    <dc:date>2023-01-09T11:22:01.168176131</dc:date>
    <meta:editing-duration>PT5H30S</meta:editing-duration>
    <meta:editing-cycles>31</meta:editing-cycles>
    <meta:generator>LibreOffice/6.1.5.2$Linux_X86_64 LibreOffice_project/10$Build-2</meta:generator>
    <meta:document-statistic meta:table-count="0" meta:image-count="0" meta:object-count="0" meta:page-count="1" meta:paragraph-count="9" meta:word-count="172" meta:character-count="955" meta:non-whitespace-character-count="791"/>
  </office:meta>
</office:document-meta>
</file>